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hatch" draw:fill-hatch-name="Black_20_45_20_Degrees_20_Wid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Ultrafine_20_Dashed"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8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objectwithoutfill">
      <style:graphic-properties svg:stroke-width="0.051cm" draw:marker-start-width="0.279cm" draw:marker-end="Arrow" draw:marker-end-width="0.178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marker-end="Arrow" draw:marker-end-width="0.152cm" draw:fill="none" draw:textarea-vertical-align="middle"/>
    </style:style>
    <style:style style:name="gr11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TeXGyreTermes" style:font-pitch="variable"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family="TeXGyreTermes" style:font-pitch="variable"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0.635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0.635cm" svg:x="10.16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0.635cm" svg:x="5.08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0.635cm" svg:x="0cm" svg:y="6.3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0.635cm" svg:x="10.16cm" svg:y="6.3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0.635cm" svg:x="5.08cm" svg:y="6.38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cm" svg:y1="0.635cm" svg:x2="3.81cm" svg:y2="0.635cm">
          <text:p/>
        </draw:line>
        <draw:line draw:style-name="gr2" draw:text-style-name="P1" draw:layer="layout" svg:x1="3.81cm" svg:y1="0cm" svg:x2="3.81cm" svg:y2="0.635cm">
          <text:p/>
        </draw:line>
        <draw:line draw:style-name="gr2" draw:text-style-name="P1" draw:layer="layout" svg:x1="0cm" svg:y1="0cm" svg:x2="0cm" svg:y2="0.635cm">
          <text:p/>
        </draw:line>
        <draw:line draw:style-name="gr2" draw:text-style-name="P1" draw:layer="layout" svg:x1="5.08cm" svg:y1="0.635cm" svg:x2="8.89cm" svg:y2="0.635cm">
          <text:p/>
        </draw:line>
        <draw:line draw:style-name="gr2" draw:text-style-name="P1" draw:layer="layout" svg:x1="8.89cm" svg:y1="0cm" svg:x2="8.89cm" svg:y2="0.635cm">
          <text:p/>
        </draw:line>
        <draw:line draw:style-name="gr2" draw:text-style-name="P1" draw:layer="layout" svg:x1="5.08cm" svg:y1="0cm" svg:x2="5.08cm" svg:y2="0.635cm">
          <text:p/>
        </draw:line>
        <draw:line draw:style-name="gr2" draw:text-style-name="P1" draw:layer="layout" svg:x1="10.16cm" svg:y1="0.635cm" svg:x2="13.97cm" svg:y2="0.635cm">
          <text:p/>
        </draw:line>
        <draw:line draw:style-name="gr2" draw:text-style-name="P1" draw:layer="layout" svg:x1="13.97cm" svg:y1="0cm" svg:x2="13.97cm" svg:y2="0.635cm">
          <text:p/>
        </draw:line>
        <draw:line draw:style-name="gr2" draw:text-style-name="P1" draw:layer="layout" svg:x1="10.16cm" svg:y1="0cm" svg:x2="10.16cm" svg:y2="0.635cm">
          <text:p/>
        </draw:line>
        <draw:line draw:style-name="gr2" draw:text-style-name="P1" draw:layer="layout" svg:x1="3.81cm" svg:y1="6.385cm" svg:x2="3.81cm" svg:y2="7.02cm">
          <text:p/>
        </draw:line>
        <draw:line draw:style-name="gr2" draw:text-style-name="P1" draw:layer="layout" svg:x1="0cm" svg:y1="6.385cm" svg:x2="0cm" svg:y2="7.02cm">
          <text:p/>
        </draw:line>
        <draw:line draw:style-name="gr2" draw:text-style-name="P1" draw:layer="layout" svg:x1="0cm" svg:y1="6.385cm" svg:x2="3.81cm" svg:y2="6.385cm">
          <text:p/>
        </draw:line>
        <draw:line draw:style-name="gr2" draw:text-style-name="P1" draw:layer="layout" svg:x1="8.89cm" svg:y1="6.385cm" svg:x2="8.89cm" svg:y2="7.02cm">
          <text:p/>
        </draw:line>
        <draw:line draw:style-name="gr2" draw:text-style-name="P1" draw:layer="layout" svg:x1="5.08cm" svg:y1="6.385cm" svg:x2="5.08cm" svg:y2="7.02cm">
          <text:p/>
        </draw:line>
        <draw:line draw:style-name="gr2" draw:text-style-name="P1" draw:layer="layout" svg:x1="5.08cm" svg:y1="6.385cm" svg:x2="8.89cm" svg:y2="6.385cm">
          <text:p/>
        </draw:line>
        <draw:line draw:style-name="gr2" draw:text-style-name="P1" draw:layer="layout" svg:x1="13.97cm" svg:y1="6.385cm" svg:x2="13.97cm" svg:y2="7.02cm">
          <text:p/>
        </draw:line>
        <draw:line draw:style-name="gr2" draw:text-style-name="P1" draw:layer="layout" svg:x1="10.16cm" svg:y1="6.385cm" svg:x2="10.16cm" svg:y2="7.02cm">
          <text:p/>
        </draw:line>
        <draw:line draw:style-name="gr2" draw:text-style-name="P1" draw:layer="layout" svg:x1="10.16cm" svg:y1="6.385cm" svg:x2="13.97cm" svg:y2="6.385cm">
          <text:p/>
        </draw:line>
        <draw:frame draw:style-name="gr3" draw:text-style-name="P2" draw:layer="layout" svg:width="0.807cm" svg:height="0.819cm" svg:x="14.205cm" svg:y="-0.124cm">
          <draw:text-box>
            <text:p><text:span text:style-name="T1">A</text:span></text:p>
          </draw:text-box>
        </draw:frame>
        <draw:frame draw:style-name="gr3" draw:text-style-name="P2" draw:layer="layout" svg:width="0.807cm" svg:height="0.819cm" svg:x="14.233cm" svg:y="6.267cm">
          <draw:text-box>
            <text:p><text:span text:style-name="T1">K</text:span></text:p>
          </draw:text-box>
        </draw:frame>
        <draw:custom-shape draw:style-name="gr4" draw:text-style-name="P1" draw:layer="layout" svg:width="0.317cm" svg:height="0.317cm" svg:x="1.747cm" svg:y="4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xml:id="id1" draw:id="id1" draw:layer="layout" svg:width="0.317cm" svg:height="0.317cm" svg:x="6.827cm" svg:y="4.7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2" draw:id="id2" draw:layer="layout" svg:width="1.27cm" svg:height="1.27cm" svg:x="6.35cm" svg:y="1.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draw:type="line" svg:x1="7.144cm" svg:y1="4.956cm" svg:x2="7.62cm" svg:y2="2.575cm" draw:start-shape="id1" draw:start-glue-point="10" draw:end-shape="id2" draw:end-glue-point="10" svg:d="m7144 4956 476-2381" svg:viewBox="0 0 477 2382">
            <text:p/>
          </draw:connector>
          <draw:connector draw:style-name="gr2" draw:text-style-name="P1" draw:layer="layout" draw:type="line" svg:x1="6.827cm" svg:y1="4.956cm" svg:x2="6.35cm" svg:y2="2.575cm" draw:start-shape="id1" draw:start-glue-point="6" draw:end-shape="id2" draw:end-glue-point="6" svg:d="m6827 4956-477-2381" svg:viewBox="0 0 478 2382">
            <text:p/>
          </draw:connector>
          <draw:frame draw:style-name="gr7" draw:text-style-name="P3" draw:layer="layout" svg:width="0.247cm" svg:height="0.645cm" svg:x="7.214cm" svg:y="3.21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6.667cm" svg:y="3.358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7.055cm" svg:y="3.051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6.826cm" svg:y="3.2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6.508cm" svg:y="3.051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6.738cm" svg:y="4.003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6.826cm" svg:y="3.845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6.686cm" svg:y="3.624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6.985cm" svg:y="4.152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7.143cm" svg:y="3.527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7.055cm" svg:y="3.845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6.896cm" svg:y="3.676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6.985cm" svg:y="3.368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6.826cm" svg:y="4.311cm">
            <draw:text-box>
              <text:p><text:span text:style-name="T2">+</text:span></text:p>
            </draw:text-box>
          </draw:frame>
          <draw:frame draw:style-name="gr8" draw:text-style-name="P3" draw:layer="layout" svg:width="0.303cm" svg:height="0.645cm" svg:x="6.826cm" svg:y="2.098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7.143cm" svg:y="2.575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6.682cm" svg:y="2.575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6.523cm" svg:y="1.94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6.508cm" svg:y="2.257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6.508cm" svg:y="2.406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7.143cm" svg:y="2.416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6.826cm" svg:y="2.406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6.667cm" svg:y="2.098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7.302cm" svg:y="2.247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7.158cm" svg:y="2.088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7.143cm" svg:y="1.83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6.999cm" svg:y="1.93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6.826cm" svg:y="1.781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6.985cm" svg:y="2.733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6.985cm" svg:y="2.247cm">
            <draw:text-box>
              <text:p><text:span text:style-name="T2">-</text:span></text:p>
            </draw:text-box>
          </draw:frame>
        </draw:g>
        <draw:line draw:style-name="gr9" draw:text-style-name="P1" draw:layer="layout" svg:x1="14.605cm" svg:y1="0.97cm" svg:x2="14.605cm" svg:y2="6.05cm">
          <text:p/>
        </draw:line>
        <draw:frame draw:style-name="gr8" draw:text-style-name="P3" draw:layer="layout" svg:width="0.303cm" svg:height="0.645cm" svg:x="1.819cm" svg:y="4.621cm">
          <draw:text-box>
            <text:p><text:span text:style-name="T2">-</text:span></text:p>
          </draw:text-box>
        </draw:frame>
        <draw:line draw:style-name="gr10" draw:text-style-name="P1" draw:layer="layout" svg:x1="1.905cm" svg:y1="4.797cm" svg:x2="1.905cm" svg:y2="3.845cm">
          <text:p/>
        </draw:line>
        <draw:g>
          <draw:custom-shape draw:style-name="gr5" draw:text-style-name="P1" xml:id="id3" draw:id="id3" draw:layer="layout" svg:width="0.317cm" svg:height="0.317cm" svg:x="11.907cm" svg:y="4.7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4" draw:id="id4" draw:layer="layout" svg:width="1.27cm" svg:height="1.27cm" svg:x="11.43cm" svg:y="1.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draw:type="line" svg:x1="12.224cm" svg:y1="4.956cm" svg:x2="12.7cm" svg:y2="2.575cm" draw:start-shape="id3" draw:start-glue-point="10" draw:end-shape="id4" draw:end-glue-point="10" svg:d="m12224 4956 476-2381" svg:viewBox="0 0 477 2382">
            <text:p/>
          </draw:connector>
          <draw:connector draw:style-name="gr2" draw:text-style-name="P1" draw:layer="layout" draw:type="line" svg:x1="11.907cm" svg:y1="4.956cm" svg:x2="11.43cm" svg:y2="2.575cm" draw:start-shape="id3" draw:start-glue-point="6" draw:end-shape="id4" draw:end-glue-point="6" svg:d="m11907 4956-477-2381" svg:viewBox="0 0 478 2382">
            <text:p/>
          </draw:connector>
          <draw:frame draw:style-name="gr7" draw:text-style-name="P3" draw:layer="layout" svg:width="0.247cm" svg:height="0.645cm" svg:x="12.294cm" svg:y="3.21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1.747cm" svg:y="3.358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2.135cm" svg:y="3.051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1.906cm" svg:y="3.2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1.588cm" svg:y="3.051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1.818cm" svg:y="4.003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1.906cm" svg:y="3.845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1.766cm" svg:y="3.624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2.065cm" svg:y="4.152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2.223cm" svg:y="3.527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2.135cm" svg:y="3.845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1.976cm" svg:y="3.676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2.065cm" svg:y="3.368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1.906cm" svg:y="4.311cm">
            <draw:text-box>
              <text:p><text:span text:style-name="T2">+</text:span></text:p>
            </draw:text-box>
          </draw:frame>
          <draw:frame draw:style-name="gr8" draw:text-style-name="P3" draw:layer="layout" svg:width="0.303cm" svg:height="0.645cm" svg:x="11.906cm" svg:y="2.098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2.223cm" svg:y="2.575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1.762cm" svg:y="2.575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1.603cm" svg:y="1.94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1.588cm" svg:y="2.257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1.588cm" svg:y="2.406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2.223cm" svg:y="2.416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1.906cm" svg:y="2.406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1.747cm" svg:y="2.098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2.382cm" svg:y="2.247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2.238cm" svg:y="2.088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2.223cm" svg:y="1.83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2.079cm" svg:y="1.93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1.906cm" svg:y="1.781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2.065cm" svg:y="2.733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2.065cm" svg:y="2.247cm">
            <draw:text-box>
              <text:p><text:span text:style-name="T2">-</text:span></text:p>
            </draw:text-box>
          </draw:frame>
        </draw:g>
        <draw:g>
          <draw:path draw:style-name="gr2" draw:text-style-name="P1" draw:layer="layout" svg:width="0.27cm" svg:height="0.162cm" draw:transform="skewX (-0.927293431584587) rotate (3.06916148963203) translate (11.4528540111723cm 5.55966772684785cm)" svg:viewBox="0 0 271 163" svg:d="m271 0c-272 0-271 163-271 163">
            <text:p/>
          </draw:path>
          <draw:path draw:style-name="gr2" draw:text-style-name="P1" draw:layer="layout" svg:width="0.27cm" svg:height="0.162cm" draw:transform="skewX (0.927293431584587) rotate (2.42897472000051) translate (11.2485107848796cm 5.38190969369707cm)" svg:viewBox="0 0 271 163" svg:d="m0 0c272 0 271 163 271 163">
            <text:p/>
          </draw:path>
          <draw:path draw:style-name="gr2" draw:text-style-name="P1" draw:layer="layout" svg:width="0.27cm" svg:height="0.162cm" draw:transform="skewX (-0.927293431584587) rotate (3.06916148963203) translate (11.8457807935849cm 4.6105900779366cm)" svg:viewBox="0 0 271 163" svg:d="m271 0c-272 0-271 163-271 163">
            <text:p/>
          </draw:path>
          <draw:path draw:style-name="gr2" draw:text-style-name="P1" draw:layer="layout" svg:width="0.27cm" svg:height="0.162cm" draw:transform="skewX (0.927293431584587) rotate (2.42897472000051) translate (11.6414375672922cm 4.43283204478582cm)" svg:viewBox="0 0 271 163" svg:d="m0 0c272 0 271 163 271 163">
            <text:p/>
          </draw:path>
          <draw:path draw:style-name="gr2" draw:text-style-name="P1" draw:layer="layout" svg:width="0.27cm" svg:height="0.162cm" draw:transform="skewX (-0.927293431584587) rotate (3.06916148963203) translate (11.7148051994473cm 4.92694929424035cm)" svg:viewBox="0 0 271 163" svg:d="m271 0c-272 0-271 163-271 163">
            <text:p/>
          </draw:path>
          <draw:path draw:style-name="gr2" draw:text-style-name="P1" draw:layer="layout" svg:width="0.27cm" svg:height="0.162cm" draw:transform="skewX (0.927293431584587) rotate (2.42897472000051) translate (11.5104619731546cm 4.74919126108957cm)" svg:viewBox="0 0 271 163" svg:d="m0 0c272 0 271 163 271 163">
            <text:p/>
          </draw:path>
          <draw:path draw:style-name="gr2" draw:text-style-name="P1" draw:layer="layout" svg:width="0.27cm" svg:height="0.162cm" draw:transform="skewX (-0.927293431584587) rotate (3.06916148963203) translate (11.5838296053098cm 5.2433085105441cm)" svg:viewBox="0 0 271 163" svg:d="m271 0c-272 0-271 163-271 163">
            <text:p/>
          </draw:path>
          <draw:path draw:style-name="gr2" draw:text-style-name="P1" draw:layer="layout" svg:width="0.277cm" svg:height="0.162cm" draw:transform="skewX (0.943699526553334) rotate (2.42897472000051) translate (11.3794863790171cm 5.06555047739332cm)" svg:viewBox="0 0 278 163" svg:d="m0 0c272 0 278 163 278 163">
            <text:p/>
          </draw:path>
          <draw:path draw:style-name="gr2" draw:text-style-name="P1" draw:layer="layout" svg:width="0.277cm" svg:height="0.162cm" draw:transform="skewX (-0.943699526553334) rotate (3.06916148963203) translate (11.9843084134292cm 4.29477882223074cm)" svg:viewBox="0 0 278 163" svg:d="m278 0c-272 0-278 163-278 163">
            <text:p/>
          </draw:path>
          <draw:path draw:style-name="gr2" draw:text-style-name="P1" draw:layer="layout" svg:width="0.27cm" svg:height="0.162cm" draw:transform="skewX (0.927293431584587) rotate (2.42897472000051) translate (11.7724131614297cm 4.11647282848207cm)" svg:viewBox="0 0 271 163" svg:d="m0 0c272 0 271 163 271 163">
            <text:p/>
          </draw:path>
        </draw:g>
        <draw:g>
          <draw:path draw:style-name="gr2" draw:text-style-name="P1" draw:layer="layout" svg:width="0.27cm" svg:height="0.162cm" draw:transform="skewX (-0.927293431584587) rotate (-2.71259072344959) translate (12.4448628270586cm 5.04401878941771cm)" svg:viewBox="0 0 271 163" svg:d="m271 0c-272 0-271 163-271 163">
            <text:p/>
          </draw:path>
          <draw:path draw:style-name="gr2" draw:text-style-name="P1" draw:layer="layout" svg:width="0.27cm" svg:height="0.162cm" draw:transform="skewX (0.927293431584587) rotate (2.93040781409848) translate (12.1802301434939cm 4.98636798482088cm)" svg:viewBox="0 0 271 163" svg:d="m0 0c272 0 271 163 271 163">
            <text:p/>
          </draw:path>
          <draw:path draw:style-name="gr2" draw:text-style-name="P1" draw:layer="layout" svg:width="0.27cm" svg:height="0.162cm" draw:transform="skewX (-0.927293431584587) rotate (-2.71259072344959) translate (12.4820794395606cm 5.3843901803334cm)" svg:viewBox="0 0 271 163" svg:d="m271 0c-272 0-271 163-271 163">
            <text:p/>
          </draw:path>
          <draw:path draw:style-name="gr2" draw:text-style-name="P1" draw:layer="layout" svg:width="0.27cm" svg:height="0.162cm" draw:transform="skewX (0.927293431584587) rotate (2.93040781409848) translate (12.2174467559958cm 5.32673937573657cm)" svg:viewBox="0 0 271 163" svg:d="m0 0c272 0 271 163 271 163">
            <text:p/>
          </draw:path>
          <draw:path draw:style-name="gr2" draw:text-style-name="P1" draw:layer="layout" svg:width="0.27cm" svg:height="0.162cm" draw:transform="skewX (-0.927293431584587) rotate (-2.71259072344959) translate (12.5192960520625cm 5.72476157124908cm)" svg:viewBox="0 0 271 163" svg:d="m271 0c-272 0-271 163-271 163">
            <text:p/>
          </draw:path>
          <draw:path draw:style-name="gr2" draw:text-style-name="P1" draw:layer="layout" svg:width="0.277cm" svg:height="0.162cm" draw:transform="skewX (0.943699526553334) rotate (2.93040781409848) translate (12.2546633684978cm 5.66711076665225cm)" svg:viewBox="0 0 278 163" svg:d="m0 0c272 0 278 163 278 163">
            <text:p/>
          </draw:path>
          <draw:path draw:style-name="gr2" draw:text-style-name="P1" draw:layer="layout" svg:width="0.277cm" svg:height="0.162cm" draw:transform="skewX (-0.943699526553334) rotate (-2.71259072344959) translate (12.4145319402929cm 4.70049777405146cm)" svg:viewBox="0 0 278 163" svg:d="m278 0c-272 0-278 163-278 163">
            <text:p/>
          </draw:path>
          <draw:path draw:style-name="gr2" draw:text-style-name="P1" draw:layer="layout" svg:width="0.27cm" svg:height="0.162cm" draw:transform="skewX (0.927293431584587) rotate (2.93040781409848) translate (12.1430135309919cm 4.64599659390519cm)" svg:viewBox="0 0 271 163" svg:d="m0 0c272 0 271 163 271 163">
            <text:p/>
          </draw:path>
        </draw:g>
        <draw:custom-shape draw:style-name="gr4" draw:text-style-name="P1" draw:layer="layout" svg:width="0.317cm" svg:height="0.317cm" svg:x="1.748cm" svg:y="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303cm" svg:height="0.645cm" svg:x="1.82cm" svg:y="4.622cm">
          <draw:text-box>
            <text:p><text:span text:style-name="T2">-</text:span></text:p>
          </draw:text-box>
        </draw:frame>
        <draw:g>
          <draw:custom-shape draw:style-name="gr4" draw:text-style-name="P1" draw:layer="layout" svg:width="0.317cm" svg:height="0.317cm" svg:x="10.941cm" svg:y="5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3" draw:layer="layout" svg:width="0.303cm" svg:height="0.645cm" svg:x="11.013cm" svg:y="5.338cm">
            <draw:text-box>
              <text:p><text:span text:style-name="T2">-</text:span></text:p>
            </draw:text-box>
          </draw:frame>
        </draw:g>
        <draw:g>
          <draw:custom-shape draw:style-name="gr4" draw:text-style-name="P1" draw:layer="layout" svg:width="0.317cm" svg:height="0.317cm" svg:x="12.176cm" svg:y="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3" draw:layer="layout" svg:width="0.303cm" svg:height="0.645cm" svg:x="12.248cm" svg:y="5.646cm">
            <draw:text-box>
              <text:p><text:span text:style-name="T2">-</text:span></text:p>
            </draw:text-box>
          </draw:frame>
        </draw:g>
        <draw:custom-shape draw:style-name="gr11" draw:text-style-name="P1" draw:layer="layout" svg:width="1.587cm" svg:height="1.111cm" draw:transform="rotate (1.5707963267949) translate (11.521cm 2.677cm)">
          <text:p/>
          <draw:enhanced-geometry svg:viewBox="0 0 21600 21600" draw:text-areas="0 ?f0 ?f5 ?f2" draw:type="right-arrow" draw:modifiers="12622.6700251889 6546.043165467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0.968cm" svg:height="0.819cm" svg:x="1.428cm" svg:y="6.926cm">
          <draw:text-box>
            <text:p><text:span text:style-name="T1">(a)</text:span></text:p>
          </draw:text-box>
        </draw:frame>
        <draw:frame draw:style-name="gr3" draw:text-style-name="P2" draw:layer="layout" svg:width="0.968cm" svg:height="0.819cm" svg:x="11.634cm" svg:y="6.926cm">
          <draw:text-box>
            <text:p><text:span text:style-name="T1">(c)</text:span></text:p>
          </draw:text-box>
        </draw:frame>
        <draw:frame draw:style-name="gr3" draw:text-style-name="P2" draw:layer="layout" svg:width="0.993cm" svg:height="0.819cm" svg:x="6.513cm" svg:y="6.926cm">
          <draw:text-box>
            <text:p><text:span text:style-name="T1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5T14:19:30</meta:creation-date>
    <dc:date>2013-07-12T11:38:09</dc:date>
    <meta:editing-duration>PT1M38S</meta:editing-duration>
    <meta:editing-cycles>4</meta:editing-cycles>
    <meta:generator>LibreOffice/4.0.2.2$Linux_x86 LibreOffice_project/400m0$Build-2</meta:generator>
    <meta:document-statistic meta:object-count="132"/>
  </office:meta>
</office:document-meta>
</file>